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11e" officeooo:paragraph-rsid="0004311e"/>
    </style:style>
    <style:style style:name="P2" style:family="paragraph" style:parent-style-name="Standard" style:list-style-name="L1">
      <style:text-properties officeooo:rsid="0004311e" officeooo:paragraph-rsid="0004311e"/>
    </style:style>
    <style:style style:name="P3" style:family="paragraph" style:parent-style-name="Standard" style:list-style-name="L2">
      <style:text-properties officeooo:rsid="0004311e" officeooo:paragraph-rsid="0004311e"/>
    </style:style>
    <style:style style:name="P4" style:family="paragraph" style:parent-style-name="Standard" style:list-style-name="L1">
      <style:text-properties officeooo:paragraph-rsid="0004311e"/>
    </style:style>
    <style:style style:name="T1" style:family="text">
      <style:text-properties officeooo:rsid="000431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L :</text:p>
      <text:p text:style-name="P1"/>
      <text:list xml:id="list7816072631189944660" text:style-name="L1">
        <text:list-item>
          <text:p text:style-name="P4"><text:span text:style-name="T1">Repl module provides read eval print loop. </text:span></text:p>
        </text:list-item>
        <text:list-item>
          <text:p text:style-name="P2">Node has it in default (repl env)</text:p>
        </text:list-item>
        <text:list-item>
          <text:p text:style-name="P2">commands are entered and it responds in interactive mode</text:p>
        </text:list-item>
        <text:list-item>
          <text:p text:style-name="P2">it inherits from repl.REPLserver class</text:p>
        </text:list-item>
      </text:list>
      <text:p text:style-name="P1">features</text:p>
      <text:list xml:id="list4918396126275544922" text:style-name="L2">
        <text:list-item>
          <text:p text:style-name="P3">autocompletion</text:p>
        </text:list-item>
        <text:list-item>
          <text:p text:style-name="P3">multiline ips</text:p>
        </text:list-item>
        <text:list-item>
          <text:p text:style-name="P3">saving and restoring contents in evv</text:p>
        </text:list-item>
        <text:list-item>
          <text:p text:style-name="P3">error recovery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09:02:33.020867100</meta:creation-date>
    <dc:date>2019-09-03T09:06:08.772961384</dc:date>
    <meta:editing-duration>PT3M3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51" meta:character-count="270" meta:non-whitespace-character-count="237"/>
  </office:meta>
</office:document-meta>
</file>